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layfair Display" svg:font-family="'Playfair Display'" style:font-pitch="variable"/>
    <style:font-face style:name="Source Sans Pro" svg:font-family="'Source Sans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Playfair Display" fo:font-size="18pt" fo:font-weight="bold" officeooo:rsid="00135dc5" officeooo:paragraph-rsid="00135dc5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Source Sans Pro" fo:font-size="12pt" fo:font-weight="normal" officeooo:rsid="00135dc5" officeooo:paragraph-rsid="00135dc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top="9.999cm" fo:margin-bottom="1cm" loext:contextual-spacing="false" fo:text-align="center" style:justify-single-word="false" style:writing-mode="page"/>
      <style:text-properties style:font-name="Playfair Display" fo:font-size="18pt" fo:font-weight="bold" officeooo:rsid="00135dc5" officeooo:paragraph-rsid="00135dc5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line-height="150%" fo:text-align="center" style:justify-single-word="false" style:writing-mode="page"/>
      <style:text-properties style:font-name="Playfair Display" fo:font-size="14pt" fo:font-weight="bold" officeooo:rsid="00135dc5" officeooo:paragraph-rsid="00135dc5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 style:writing-mode="page"/>
      <style:text-properties style:font-name="Playfair Display" fo:font-size="14pt" fo:font-weight="bold" officeooo:rsid="00135dc5" officeooo:paragraph-rsid="00135dc5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6.001cm" fo:margin-bottom="1cm" loext:contextual-spacing="false" fo:text-align="center" style:justify-single-word="false" style:writing-mode="page"/>
      <style:text-properties style:font-name="Playfair Display" fo:font-size="14pt" fo:font-style="italic" fo:font-weight="normal" officeooo:rsid="00135dc5" officeooo:paragraph-rsid="00135dc5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 fo:break-before="page" style:writing-mode="page"/>
      <style:text-properties style:font-name="Playfair Display" fo:font-size="18pt" fo:font-weight="bold" officeooo:rsid="00135dc5" officeooo:paragraph-rsid="00135dc5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27cm" style:auto-text-indent="true" style:writing-mode="page"/>
      <style:text-properties style:font-name="Source Sans Pro" fo:font-size="12pt" fo:font-weight="normal" officeooo:rsid="00135dc5" officeooo:paragraph-rsid="00135dc5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timización de cálculo vectorial en emulador de CPU con arquitectura RISC DLX</text:p>
      <text:p text:style-name="P4">Arquitectura de computadores</text:p>
      <text:p text:style-name="P4">Grado en Ingeniería Informática</text:p>
      <text:p text:style-name="P4">Universidad de Salamanca</text:p>
      <text:p text:style-name="P6">Autores:</text:p>
      <text:p text:style-name="P2">Luis Blázquez Miñambres</text:p>
      <text:p text:style-name="P2">Samuel Gómez Sánchez</text:p>
      <text:p text:style-name="P1"/>
      <text:p text:style-name="P7">Optimización de cálculo vectorial en emulador de CPU con arquitectura RISC DLX</text:p>
      <text:p text:style-name="P5">Presentación del problema</text:p>
      <text:p text:style-name="P8">Text…</text:p>
      <text:p text:style-name="P5">Versión sin optimizar</text:p>
      <text:p text:style-name="P8">Text…</text:p>
      <text:p text:style-name="P5">Versión optimizada</text:p>
      <text:p text:style-name="P8">Text…</text:p>
      <text:p text:style-name="P5">Comparativa</text:p>
      <text:p text:style-name="P8">Text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layfair Display" svg:font-family="'Playfair Display'" style:font-pitch="variable"/>
    <style:font-face style:name="Source Sans Pro" svg:font-family="'Source Sans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3:20:34.942437313</meta:creation-date>
    <dc:date>2019-05-14T13:28:02.328833915</dc:date>
    <meta:editing-duration>PT7M29S</meta:editing-duration>
    <meta:editing-cycles>1</meta:editing-cycles>
    <meta:document-statistic meta:table-count="0" meta:image-count="0" meta:object-count="0" meta:page-count="2" meta:paragraph-count="16" meta:word-count="54" meta:character-count="385" meta:non-whitespace-character-count="347"/>
    <meta:generator>LibreOffice/5.2.7.2$Linux_X86_64 LibreOffice_project/20m0$Build-2</meta:generator>
  </office:meta>
</office:document-meta>
</file>